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Present" draw:gradient-step-count="0" draw:textarea-horizontal-align="justify" draw:textarea-vertical-align="middle" draw:auto-grow-height="false" fo:min-height="12.384cm" fo:min-width="12.134cm" draw:shadow-offset-x="-0.1cm" draw:shadow-offset-y="0.1cm" draw:shadow-opacity="70%"/>
    </style:style>
    <style:style style:name="gr2" style:family="graphic" style:parent-style-name="objectwithoutfill">
      <style:graphic-properties svg:stroke-width="1.3cm" svg:stroke-color="#ffffff" draw:marker-start-width="2.45cm" draw:marker-end-width="2.45cm" svg:stroke-linecap="round" draw:fill="none" draw:textarea-vertical-align="middle" fo:padding-top="0.775cm" fo:padding-bottom="0.775cm" fo:padding-left="0.9cm" fo:padding-right="0.9cm" draw:shadow="hidden"/>
    </style:style>
    <style:style style:name="P1" style:family="paragraph">
      <loext:graphic-properties draw:fill="gradient" draw:fill-gradient-name="Present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4cm" svg:height="14cm" svg:x="0.068cm" svg:y="-0.0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4.131cm" svg:height="2.679cm" draw:transform="skewX (0.0321140582366957) rotate (-1.36222948118158) translate (4.1273575093836cm 3.74247675911066cm)" svg:viewBox="0 0 4132 2680" svg:d="M0 2680c8079-3 1821-2680 1821-2680">
          <text:p/>
        </draw:path>
        <draw:path draw:style-name="gr2" draw:text-style-name="P2" draw:layer="layout" svg:width="10.703cm" svg:height="10.668cm" svg:x="2.107cm" svg:y="1.914cm" svg:viewBox="0 0 10704 10669" svg:d="M3580 0c17903 0-3580 10669-3580 10669">
          <text:p/>
        </draw:path>
        <draw:path draw:style-name="gr2" draw:text-style-name="P2" draw:layer="layout" svg:width="4.237cm" svg:height="2.692cm" draw:transform="skewX (-0.0247836753783195) rotate (-1.72805049239959) translate (7.45659477813862cm 4.09906219927369cm)" svg:viewBox="0 0 4238 2693" svg:d="M0 0c8335-1 1804 2693 1804 269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Present" draw:style="square" draw:cx="70%" draw:cy="60%" draw:start-color="#813709" draw:end-color="#ff4000" draw:start-intensity="100%" draw:end-intensity="100%" draw:angle="450" draw:border="7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1:30:27.162607216</meta:creation-date>
    <dc:date>2020-11-11T22:24:45.329958790</dc:date>
    <meta:editing-duration>PT1H3M46S</meta:editing-duration>
    <meta:editing-cycles>15</meta:editing-cycles>
    <meta:generator>LibreOffice/6.4.6.2$Linux_X86_64 LibreOffice_project/40$Build-2</meta:generator>
    <meta:document-statistic meta:object-count="4"/>
  </office:meta>
</office:document-meta>
</file>